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4400f" officeooo:paragraph-rsid="000440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trc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20:05:17.595000000</meta:creation-date>
    <dc:date>2024-03-14T20:05:26.414000000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6.4.1$Windows_X86_64 LibreOffice_project/e19e193f88cd6c0525a17fb7a176ed8e6a3e2aa1</meta:generator>
  </office:meta>
</office:document-meta>
</file>